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5b19" officeooo:paragraph-rsid="001a5b19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irements</text:p>
      <text:p text:style-name="P1"/>
      <text:p text:style-name="P1">"hello there. Can you make me a captive poratl using rpi gpi with coin slot, nodejs portal? you can refer to this link for more info - adopisoft.com"</text:p>
      <text:section text:style-name="Sect1" text:name="js_1nl">
        <text:p text:style-name="Standard">"They use raspberry pi GPIO. I'm currently based in the Philippines so we still use a lot of coins here."</text:p>
      </text:section>
      <text:p text:style-name="P1"/>
      <text:p text:style-name="P1"/>
      <text:p text:style-name="P1"><text:bookmark text:name="cch_f220e593aff9cea"/>components used<text:line-break/><text:line-break/>5v single channel optocoupler relay - <text:a xlink:type="simple" xlink:href="https://www.lazada.com.ph/products/1-channel-5v-relay-module-with-optocoupler-protection-i100047427-s100061336.html?fbclid=IwAR0azE1RQcLooG_l0b2Kr9pz4rhqi5781RPXVjCTj-20pHpJgGQj7o4sI48" office:target-frame-name="_blank" xlink:show="new" text:style-name="Internet_20_link" text:visited-style-name="Visited_20_Internet_20_Link">https://www.lazada.com.ph/products/1-channel-5v-relay-module-with-optocoupler-protection-i100047427-s100061336.html</text:a> Raspberry Pi Model B or B+ Model 623 multi coin acceptor <text:a xlink:type="simple" xlink:href="https://cdn.sparkfun.com/assets/parts/7/9/2/6/11719-01a.jpg?fbclid=IwAR0FfxGbAZrFfqpVJEKRRKKbVBKmIo-j8bheb6L4ZwS48_G4yCSb6xQoqNg" office:target-frame-name="_blank" xlink:show="new" text:style-name="Internet_20_link" text:visited-style-name="Visited_20_Internet_20_Link">https://cdn.sparkfun.com//assets/parts/7/9/2/6/11719-01a.jpg</text:a> USB 3.0 Gigabit Adapter <text:a xlink:type="simple" xlink:href="http://img.dxcdn.com/productimages/sku_213357_2.jpg?fbclid=IwAR07exPtBvfUnw1sDt-8FWpkOOhXFpAlfRkOqli8eKTiVTrYzgNHToxGAwE" office:target-frame-name="_blank" xlink:show="new" text:style-name="Internet_20_link" text:visited-style-name="Visited_20_Internet_20_Link">http://img.dxcdn.com/productimages/sku_213357_2.jpg</text:a></text:p>
      <text:p text:style-name="P1"/>
      <text:p text:style-name="P1"/>
      <text:p text:style-name="P1"><text:bookmark text:name="cch_f220e593aff9cea1"/>"We also use external AP but the system should have the option to select builtin wifi (rpi) or external via USB"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2:07:43.821791483</meta:creation-date>
    <dc:date>2019-03-04T17:30:56.509076347</dc:date>
    <meta:editing-duration>PT10M53S</meta:editing-duration>
    <meta:editing-cycles>4</meta:editing-cycles>
    <meta:generator>LibreOffice/6.0.6.2$Linux_X86_64 LibreOffice_project/00m0$Build-2</meta:generator>
    <meta:document-statistic meta:table-count="0" meta:image-count="0" meta:object-count="0" meta:page-count="1" meta:paragraph-count="5" meta:word-count="96" meta:character-count="742" meta:non-whitespace-character-count="650"/>
  </office:meta>
</office:document-meta>
</file>